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CPU Instructions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JMPC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BR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0</text:p>
          </table:table-cell>
          <table:table-cell table:style-name="ce1"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ad MBR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ore PC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Go to MBR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 input into A register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Move A register to outpu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4:19:31.956696724</meta:creation-date>
    <dc:date>2021-07-20T16:53:09.036072933</dc:date>
    <meta:editing-duration>PT1H53M3S</meta:editing-duration>
    <meta:editing-cycles>6</meta:editing-cycles>
    <meta:generator>LibreOffice/7.0.6.2$Linux_X86_64 LibreOffice_project/00$Build-2</meta:generator>
    <meta:document-statistic meta:table-count="1" meta:cell-count="108" meta:object-count="0"/>
  </office:meta>
</office:document-meta>
</file>